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none" svg:stroke-width="0.02cm" svg:stroke-color="#6b0094" draw:marker-start-width="0.23cm" draw:marker-end-width="0.23cm" draw:fill="solid" draw:fill-color="#ffffff" draw:opacity="30%" draw:textarea-horizontal-align="left" draw:auto-grow-height="true" draw:auto-grow-width="true" fo:min-height="0cm" fo:min-width="1.406cm" draw:shadow-opacity="30%"/>
    </style:style>
    <style:style style:name="gr23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1.553cm"/>
    </style:style>
    <style:style style:name="gr24" style:family="graphic" style:parent-style-name="standard">
      <style:graphic-properties svg:stroke-width="0.02cm" svg:stroke-color="#6b0094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false" fo:min-height="0.25cm" fo:min-width="1.037cm"/>
    </style:style>
    <style:style style:name="gr26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2.165cm"/>
    </style:style>
    <style:style style:name="gr27" style:family="graphic" style:parent-style-name="objectwithoutfill">
      <style:graphic-properties svg:stroke-width="0.02cm" svg:stroke-color="#6b0094" draw:marker-start-width="0.23cm" draw:marker-end="Arrow" draw:marker-end-width="0.21cm" draw:fill="none" draw:textarea-vertical-align="middle" fo:padding-top="0.135cm" fo:padding-bottom="0.135cm" fo:padding-left="0.26cm" fo:padding-right="0.26cm"/>
    </style:style>
    <style:style style:name="gr28" style:family="graphic" style:parent-style-name="objectwithoutfill">
      <style:graphic-properties svg:stroke-width="0.02cm" svg:stroke-color="#6b00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29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36cm" fo:min-width="1.082cm" fo:padding-top="0.135cm" fo:padding-bottom="0.135cm" fo:padding-left="0.26cm" fo:padding-right="0.26cm"/>
    </style:style>
    <style:style style:name="gr37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36cm" fo:min-width="1.24cm" fo:padding-top="0.135cm" fo:padding-bottom="0.135cm" fo:padding-left="0.26cm" fo:padding-right="0.26cm"/>
    </style:style>
    <style:style style:name="gr38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cm" fo:min-width="1.762cm" fo:padding-top="0.135cm" fo:padding-bottom="0.135cm" fo:padding-left="0.26cm" fo:padding-right="0.26cm"/>
    </style:style>
    <style:style style:name="gr39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53cm" fo:min-width="2.811cm" fo:padding-top="0.135cm" fo:padding-bottom="0.135cm" fo:padding-left="0.26cm" fo:padding-right="0.26cm"/>
    </style:style>
    <style:style style:name="gr40" style:family="graphic" style:parent-style-name="objectwithoutfill">
      <style:graphic-properties svg:stroke-width="0.02cm" svg:stroke-color="#6b0094" draw:marker-start-width="0.23cm" draw:marker-end="Arrow" draw:marker-end-width="0.18cm" draw:fill="none" draw:textarea-vertical-align="middle" fo:padding-top="0.135cm" fo:padding-bottom="0.135cm" fo:padding-left="0.26cm" fo:padding-right="0.26cm"/>
    </style:style>
    <style:style style:name="gr41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objectwithoutfill">
      <style:graphic-properties draw:stroke="dash" draw:stroke-dash="replikace" svg:stroke-width="0.02cm" svg:stroke-color="#6b0094" draw:marker-start-width="0.23cm" draw:marker-end="Arrow" draw:marker-end-width="0.21cm" draw:fill="none" draw:textarea-vertical-align="middle" fo:padding-top="0.135cm" fo:padding-bottom="0.135cm" fo:padding-left="0.26cm" fo:padding-right="0.26cm"/>
    </style:style>
    <style:style style:name="gr43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false" fo:min-height="0cm" fo:min-width="1.278cm"/>
    </style:style>
    <style:style style:name="gr44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2.164cm"/>
    </style:style>
    <style:style style:name="gr45" style:family="graphic" style:parent-style-name="standard">
      <style:graphic-properties svg:stroke-width="0.02cm" svg:stroke-color="#6b0094" draw:marker-start-width="0.23cm" draw:marker-end-width="0.23cm" draw:fill="none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6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1.85cm" fo:min-width="11.032cm"/>
    </style:style>
    <style:style style:name="gr47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.177cm" fo:min-width="0cm"/>
    </style:style>
    <style:style style:name="gr62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>
      <style:graphic-properties draw:stroke="dash" draw:stroke-dash="replikace" svg:stroke-width="0.02cm" svg:stroke-color="#6b0094" draw:marker-start="Arrow" draw:marker-start-width="0.23cm" draw:marker-end="" draw:marker-end-width="0.21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Light" style:font-pitch="variable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color="#6b0094" fo:font-family="'Ubuntu Light'" style:font-pitch="variable"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6b0094" fo:font-family="'Ubuntu Light'" style:font-pitch="variable" fo:font-size="8pt" style:font-size-asian="8pt" style:font-size-complex="8pt"/>
    </style:style>
    <style:style style:name="P8" style:family="paragraph">
      <style:text-properties fo:color="#6b0094" fo:font-family="'Ubuntu Light'" style:font-pitch="variable" fo:font-size="8pt" fo:font-weight="bold" style:font-size-asian="8pt" style:font-weight-asian="bold" style:font-size-complex="8pt" style:font-weight-complex="bold"/>
    </style:style>
    <style:style style:name="P9" style:family="paragraph">
      <style:text-properties fo:color="#6b0094" fo:font-family="'Ubuntu Light'" style:font-pitch="variable" fo:font-size="9pt" style:font-size-asian="9pt" style:font-size-complex="9pt"/>
    </style:style>
    <style:style style:name="P10" style:family="paragraph">
      <style:paragraph-properties fo:text-align="center"/>
      <style:text-properties fo:color="#6b0094" fo:font-family="'Ubuntu Light'" style:font-pitch="variable" fo:font-size="9pt" style:font-size-asian="9pt" style:font-size-complex="9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6b0094" fo:font-family="'Ubuntu Light'" style:font-pitch="variable" fo:font-size="8pt" style:font-size-asian="8pt" style:font-size-complex="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color="#6b0094" fo:font-family="'Ubuntu Light'" style:font-pitch="variable"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fo:font-family="'Ubuntu Light'" style:font-style-name="Light" style:font-pitch="variable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fo:font-family="'Ubuntu Light'" style:font-pitch="variable" fo:font-size="8pt" style:font-size-asian="8pt" style:font-size-complex="8pt"/>
    </style:style>
    <style:style style:name="T4" style:family="text">
      <style:text-properties fo:color="#000000" fo:font-family="'Ubuntu Light'" style:font-pitch="variable" fo:font-size="4pt" style:font-size-asian="4pt" style:font-size-complex="4pt"/>
    </style:style>
    <style:style style:name="T5" style:family="text">
      <style:text-properties fo:color="#6b0094" fo:font-family="'Ubuntu Light'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6b0094" fo:font-family="'Ubuntu Light'" style:font-pitch="variable" fo:font-size="8pt" style:font-size-asian="8pt" style:font-size-complex="8pt"/>
    </style:style>
    <style:style style:name="T7" style:family="text">
      <style:text-properties fo:color="#6b0094" fo:font-family="'Ubuntu Light'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 xml:id="id14" draw:id="id14">
          <draw:custom-shape draw:style-name="gr1" draw:text-style-name="P1" draw:layer="layout" svg:width="1.026cm" svg:height="0.449cm" svg:x="0.924cm" svg:y="8.96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1.026cm" svg:height="0.215cm" svg:x="0.924cm" svg:y="8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026cm" svg:height="0.451cm" svg:x="0.924cm" svg:y="8.66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1.026cm" svg:height="0.215cm" svg:x="0.924cm" svg:y="8.6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026cm" svg:height="0.449cm" svg:x="0.924cm" svg:y="8.37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1.026cm" svg:height="0.225cm" svg:x="0.924cm" svg:y="8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xml:id="id4" draw:id="id4" draw:layer="layout" svg:width="1.643cm" svg:height="0.607cm" svg:x="0.616cm" svg:y="7.808cm">
          <draw:text-box>
            <text:p text:style-name="P2"><text:span text:style-name="T1">master</text:span></text:p>
          </draw:text-box>
        </draw:frame>
        <draw:g xml:id="id15" draw:id="id15">
          <draw:custom-shape draw:style-name="gr8" draw:text-style-name="P1" draw:layer="layout" svg:width="1.026cm" svg:height="0.449cm" svg:x="5.612cm" svg:y="8.96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1" draw:layer="layout" svg:width="1.026cm" svg:height="0.215cm" svg:x="5.612cm" svg:y="8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026cm" svg:height="0.451cm" svg:x="5.612cm" svg:y="8.66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" draw:layer="layout" svg:width="1.026cm" svg:height="0.215cm" svg:x="5.612cm" svg:y="8.6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026cm" svg:height="0.449cm" svg:x="5.612cm" svg:y="8.37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layer="layout" svg:width="1.026cm" svg:height="0.225cm" svg:x="5.612cm" svg:y="8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4" xml:id="id2" draw:id="id2" draw:layer="layout" svg:width="1.643cm" svg:height="0.645cm" svg:x="5.304cm" svg:y="7.808cm">
          <draw:text-box>
            <text:p text:style-name="P2"><text:span text:style-name="T2">slave1</text:span></text:p>
          </draw:text-box>
        </draw:frame>
        <draw:g xml:id="id10" draw:id="id10">
          <draw:custom-shape draw:style-name="gr15" draw:text-style-name="P1" draw:layer="layout" svg:width="1.025cm" svg:height="0.449cm" svg:x="10.038cm" svg:y="8.96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1.025cm" svg:height="0.215cm" svg:x="10.038cm" svg:y="8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1.025cm" svg:height="0.451cm" svg:x="10.038cm" svg:y="8.66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" draw:text-style-name="P1" draw:layer="layout" svg:width="1.025cm" svg:height="0.215cm" svg:x="10.038cm" svg:y="8.6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1.025cm" svg:height="0.449cm" svg:x="10.038cm" svg:y="8.37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0" draw:text-style-name="P1" draw:layer="layout" svg:width="1.025cm" svg:height="0.225cm" svg:x="10.038cm" svg:y="8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4" xml:id="id3" draw:id="id3" draw:layer="layout" svg:width="1.643cm" svg:height="0.645cm" svg:x="9.729cm" svg:y="7.808cm">
          <draw:text-box>
            <text:p text:style-name="P2"><text:span text:style-name="T2">slave2</text:span></text:p>
          </draw:text-box>
        </draw:frame>
        <draw:frame draw:style-name="gr22" draw:text-style-name="P5" draw:layer="layout" svg:width="1.906cm" svg:height="0.569cm" svg:x="2.768cm" svg:y="8.825cm">
          <draw:text-box>
            <text:p><text:span text:style-name="T3">synchronní</text:span></text:p>
          </draw:text-box>
        </draw:frame>
        <draw:frame draw:style-name="gr23" draw:text-style-name="P7" draw:layer="layout" svg:width="2.053cm" svg:height="1.044cm" svg:x="7.121cm" svg:y="8.366cm">
          <draw:text-box>
            <text:p text:style-name="P6"><text:span text:style-name="T3">asynchronní</text:span></text:p>
            <text:p text:style-name="P6"><text:span text:style-name="T4"/></text:p>
            <text:p text:style-name="P6"><text:span text:style-name="T3">kaskádová</text:span></text:p>
          </draw:text-box>
        </draw:frame>
        <draw:custom-shape draw:style-name="gr24" draw:text-style-name="P6" draw:layer="layout" svg:width="13.85cm" svg:height="3.32cm" svg:x="0.699cm" svg:y="6.97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181cm" svg:height="0.569cm" svg:x="12.3cm" svg:y="7.031cm">
          <draw:text-box>
            <text:p><text:span text:style-name="T5">KGI cluster</text:span></text:p>
          </draw:text-box>
        </draw:frame>
        <draw:frame draw:style-name="gr26" draw:text-style-name="P5" draw:layer="layout" svg:width="2.665cm" svg:height="0.569cm" svg:x="1.852cm" svg:y="7.9cm">
          <draw:text-box>
            <text:p><text:span text:style-name="T6">IP 192.168.0.100</text:span></text:p>
          </draw:text-box>
        </draw:frame>
        <draw:connector draw:style-name="gr27" draw:text-style-name="P6" draw:layer="layout" draw:type="line" svg:x1="7.578cm" svg:y1="5.9cm" svg:x2="6.125cm" svg:y2="7.808cm" draw:start-shape="id1" draw:start-glue-point="2" draw:end-shape="id2" draw:end-glue-point="0" svg:d="m7578 5900-1453 1908" svg:viewBox="0 0 1454 1909">
          <text:p/>
        </draw:connector>
        <draw:connector draw:style-name="gr27" draw:text-style-name="P6" draw:layer="layout" draw:type="line" svg:x1="7.578cm" svg:y1="5.9cm" svg:x2="10.55cm" svg:y2="7.808cm" draw:start-shape="id1" draw:start-glue-point="2" draw:end-shape="id3" draw:end-glue-point="0" svg:d="m7578 5900 2972 1908" svg:viewBox="0 0 2973 1909">
          <text:p/>
        </draw:connector>
        <draw:connector draw:style-name="gr28" draw:text-style-name="P6" draw:layer="layout" draw:type="line" svg:x1="7.578cm" svg:y1="5.9cm" svg:x2="1.437cm" svg:y2="7.808cm" draw:start-shape="id1" draw:start-glue-point="2" draw:end-shape="id4" draw:end-glue-point="0" svg:d="m7578 5900-6141 1908" svg:viewBox="0 0 6142 1909">
          <text:p/>
        </draw:connector>
        <draw:g>
          <draw:g>
            <draw:custom-shape draw:style-name="gr29" draw:text-style-name="P1" draw:layer="layout" svg:width="1.008cm" svg:height="0.449cm" svg:x="7.073cm" svg:y="5.1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0" draw:text-style-name="P1" draw:layer="layout" svg:width="1.008cm" svg:height="0.215cm" svg:x="7.073cm" svg:y="5.1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" draw:layer="layout" svg:width="1.008cm" svg:height="0.451cm" svg:x="7.073cm" svg:y="4.85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2" draw:text-style-name="P1" draw:layer="layout" svg:width="1.008cm" svg:height="0.215cm" svg:x="7.073cm" svg:y="4.8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1" draw:layer="layout" svg:width="1.008cm" svg:height="0.449cm" svg:x="7.073cm" svg:y="4.56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4" draw:text-style-name="P1" draw:layer="layout" svg:width="1.008cm" svg:height="0.225cm" svg:x="7.073cm" svg:y="4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5" draw:text-style-name="P3" draw:layer="layout" svg:width="1.615cm" svg:height="0.607cm" svg:x="6.771cm" svg:y="3.997cm">
            <draw:text-box>
              <text:p text:style-name="P2"><text:span text:style-name="T1">pgpool</text:span></text:p>
            </draw:text-box>
          </draw:frame>
        </draw:g>
        <draw:frame draw:style-name="gr36" draw:text-style-name="P9" xml:id="id9" draw:id="id9" draw:layer="layout" svg:width="1.6cm" svg:height="0.63cm" svg:x="9.424cm" svg:y="0.704cm">
          <draw:text-box>
            <text:p><text:span text:style-name="T7">ArcGIS</text:span></text:p>
          </draw:text-box>
        </draw:frame>
        <draw:frame draw:style-name="gr37" draw:text-style-name="P9" xml:id="id8" draw:id="id8" draw:layer="layout" svg:width="1.6cm" svg:height="0.63cm" svg:x="9.424cm" svg:y="1.873cm">
          <draw:text-box>
            <text:p><text:span text:style-name="T7">ArcSDE</text:span></text:p>
          </draw:text-box>
        </draw:frame>
        <draw:frame draw:style-name="gr38" draw:text-style-name="P9" xml:id="id5" draw:id="id5" draw:layer="layout" svg:width="1.618cm" svg:height="0.983cm" svg:x="6.769cm" svg:y="0.704cm">
          <draw:text-box>
            <text:p><text:span text:style-name="T7">webový</text:span></text:p>
            <text:p text:style-name="P6"><text:span text:style-name="T7">klient</text:span></text:p>
          </draw:text-box>
        </draw:frame>
        <draw:frame draw:style-name="gr39" draw:text-style-name="P10" xml:id="id7" draw:id="id7" draw:layer="layout" svg:width="2.2cm" svg:height="0.983cm" svg:x="3.478cm" svg:y="0.704cm">
          <draw:text-box>
            <text:p text:style-name="P6"><text:span text:style-name="T7">databázový</text:span></text:p>
            <text:p text:style-name="P6"><text:span text:style-name="T7">klient</text:span></text:p>
          </draw:text-box>
        </draw:frame>
        <draw:custom-shape draw:style-name="gr24" draw:text-style-name="P6" xml:id="id1" draw:id="id1" draw:layer="layout" svg:width="13.85cm" svg:height="1.9cm" svg:x="0.653cm" svg:y="4cm">
          <text:p/>
          <draw:enhanced-geometry svg:viewBox="0 0 21600 21600" draw:type="rectangle" draw:enhanced-path="M 0 0 L 21600 0 21600 21600 0 21600 0 0 Z N"/>
        </draw:custom-shape>
        <draw:connector draw:style-name="gr40" draw:text-style-name="P6" draw:layer="layout" draw:type="line" svg:x1="7.578cm" svg:y1="1.687cm" svg:x2="7.578cm" svg:y2="3.5cm" draw:start-shape="id5" draw:start-glue-point="2" draw:end-shape="id6" draw:end-glue-point="0" svg:d="m7578 1687v1813" svg:viewBox="0 0 1 1814">
          <text:p/>
        </draw:connector>
        <draw:connector draw:style-name="gr40" draw:text-style-name="P6" draw:layer="layout" draw:type="line" svg:x1="4.578cm" svg:y1="1.687cm" svg:x2="7.006cm" svg:y2="3.784cm" draw:start-shape="id7" draw:start-glue-point="2" draw:end-shape="id6" draw:end-glue-point="3" svg:d="m4578 1687 2428 2097" svg:viewBox="0 0 2429 2098">
          <text:p/>
        </draw:connector>
        <draw:connector draw:style-name="gr40" draw:text-style-name="P6" draw:layer="layout" draw:type="line" svg:x1="10.224cm" svg:y1="2.503cm" svg:x2="8.151cm" svg:y2="3.784cm" draw:start-shape="id8" draw:start-glue-point="2" draw:end-shape="id6" draw:end-glue-point="1" svg:d="m10224 2503-2073 1281" svg:viewBox="0 0 2074 1282">
          <text:p/>
        </draw:connector>
        <draw:connector draw:style-name="gr40" draw:text-style-name="P6" draw:layer="layout" draw:type="line" svg:x1="10.224cm" svg:y1="1.334cm" svg:x2="10.224cm" svg:y2="1.873cm" draw:start-shape="id9" draw:start-glue-point="2" draw:end-shape="id8" svg:d="m10224 1334v539" svg:viewBox="0 0 1 540">
          <text:p/>
        </draw:connector>
        <draw:frame draw:style-name="gr41" draw:text-style-name="P5" xml:id="id6" draw:id="id6" draw:layer="layout" svg:width="1.145cm" svg:height="0.569cm" svg:x="7.006cm" svg:y="3.5cm">
          <draw:text-box>
            <text:p><text:span text:style-name="T6">9999</text:span></text:p>
          </draw:text-box>
        </draw:frame>
        <draw:frame draw:style-name="gr41" draw:text-style-name="P7" draw:layer="layout" svg:width="2.018cm" svg:height="0.887cm" svg:x="9.4cm" svg:y="10.913cm">
          <draw:text-box>
            <text:p text:style-name="P6"><text:span text:style-name="T3">asynchronní</text:span></text:p>
            <text:p text:style-name="P6"><text:span text:style-name="T3">kaskádová</text:span></text:p>
          </draw:text-box>
        </draw:frame>
        <draw:connector draw:style-name="gr42" draw:text-style-name="P6" draw:layer="layout" draw:type="curve" svg:x1="10.55cm" svg:y1="9.411cm" svg:x2="12.284cm" svg:y2="11.918cm" draw:start-shape="id10" draw:start-glue-point="2" draw:end-shape="id11" draw:end-glue-point="0" svg:d="m10550 9411c0 1881 1734 628 1734 2507" svg:viewBox="0 0 1735 2508">
          <text:p/>
        </draw:connector>
        <draw:frame draw:style-name="gr43" draw:text-style-name="P12" xml:id="id12" draw:id="id12" draw:layer="layout" svg:width="1.933cm" svg:height="0.887cm" svg:x="12.426cm" svg:y="9.166cm">
          <draw:text-box>
            <text:p text:style-name="P11"><text:span text:style-name="T6">backup</text:span></text:p>
            <text:p text:style-name="P11"><text:span text:style-name="T6">(pg_dump)</text:span></text:p>
          </draw:text-box>
        </draw:frame>
        <draw:frame draw:style-name="gr44" draw:text-style-name="P5" draw:layer="layout" svg:width="2.664cm" svg:height="0.569cm" svg:x="6.634cm" svg:y="7.9cm">
          <draw:text-box>
            <text:p><text:span text:style-name="T6">IP 192.168.0.101</text:span></text:p>
          </draw:text-box>
        </draw:frame>
        <draw:frame draw:style-name="gr44" draw:text-style-name="P5" draw:layer="layout" svg:width="2.664cm" svg:height="0.569cm" svg:x="10.907cm" svg:y="7.8cm">
          <draw:text-box>
            <text:p><text:span text:style-name="T6">IP 192.168.0.102</text:span></text:p>
          </draw:text-box>
        </draw:frame>
        <draw:connector draw:style-name="gr27" draw:text-style-name="P6" draw:layer="layout" draw:type="line" svg:x1="11.063cm" svg:y1="8.894cm" svg:x2="12.426cm" svg:y2="9.609cm" draw:start-shape="id10" draw:start-glue-point="1" draw:end-shape="id12" draw:end-glue-point="3" svg:d="m11063 8894 1363 715" svg:viewBox="0 0 1364 716">
          <text:p/>
        </draw:connector>
        <draw:connector draw:style-name="gr42" draw:text-style-name="P6" draw:layer="layout" draw:type="curve" svg:x1="10.55cm" svg:y1="9.411cm" svg:x2="7.573cm" svg:y2="11.938cm" draw:start-shape="id10" draw:start-glue-point="2" draw:end-shape="id13" draw:end-glue-point="0" svg:d="m10550 9411c0 1896-2977 633-2977 2527" svg:viewBox="0 0 2978 2528">
          <text:p/>
        </draw:connector>
        <draw:connector draw:style-name="gr42" draw:text-style-name="P6" draw:layer="layout" draw:type="line" svg:x1="1.95cm" svg:y1="8.894cm" svg:x2="5.612cm" svg:y2="8.894cm" draw:start-shape="id14" draw:start-glue-point="1" draw:end-shape="id15" draw:end-glue-point="3" svg:d="m1950 8894h3662" svg:viewBox="0 0 3663 1">
          <text:p/>
        </draw:connector>
        <draw:connector draw:style-name="gr42" draw:text-style-name="P6" draw:layer="layout" draw:type="line" svg:x1="6.638cm" svg:y1="8.894cm" svg:x2="10.038cm" svg:y2="8.894cm" draw:start-shape="id15" draw:start-glue-point="1" draw:end-shape="id10" draw:end-glue-point="3" svg:d="m6638 8894h3400" svg:viewBox="0 0 3401 1">
          <text:p/>
        </draw:connector>
        <draw:frame draw:style-name="gr41" draw:text-style-name="P5" draw:layer="layout" svg:width="3.609cm" svg:height="0.569cm" svg:x="8.201cm" svg:y="4.201cm">
          <draw:text-box>
            <text:p><text:span text:style-name="T6">veřejná IP 158.194.94.93</text:span></text:p>
          </draw:text-box>
        </draw:frame>
        <draw:custom-shape draw:style-name="gr45" draw:text-style-name="P6" draw:layer="layout" svg:width="13.85cm" svg:height="2.6cm" svg:x="0.653cm" svg:y="0.4cm">
          <text:p/>
          <draw:enhanced-geometry svg:viewBox="0 0 21600 21600" draw:type="rectangle" draw:enhanced-path="M 0 0 L 21600 0 21600 21600 0 21600 0 0 Z N"/>
        </draw:custom-shape>
        <draw:frame draw:style-name="gr46" draw:text-style-name="P8" draw:layer="layout" svg:width="1.861cm" svg:height="0.569cm" svg:x="1.068cm" svg:y="2.331cm">
          <draw:text-box>
            <text:p text:style-name="P13"><text:span text:style-name="T5">uživatelé</text:span></text:p>
          </draw:text-box>
        </draw:frame>
        <draw:g>
          <draw:g>
            <draw:custom-shape draw:style-name="gr47" draw:text-style-name="P1" draw:layer="layout" svg:width="1.008cm" svg:height="0.449cm" svg:x="10.775cm" svg:y="13.06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8" draw:text-style-name="P1" draw:layer="layout" svg:width="1.008cm" svg:height="0.215cm" svg:x="10.775cm" svg:y="13.0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" draw:layer="layout" svg:width="1.008cm" svg:height="0.451cm" svg:x="10.775cm" svg:y="12.77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0" draw:text-style-name="P1" draw:layer="layout" svg:width="1.008cm" svg:height="0.215cm" svg:x="10.775cm" svg:y="12.7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1" draw:layer="layout" svg:width="1.008cm" svg:height="0.449cm" svg:x="10.775cm" svg:y="12.48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2" draw:text-style-name="P1" draw:layer="layout" svg:width="1.008cm" svg:height="0.225cm" svg:x="10.775cm" svg:y="12.4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3" draw:text-style-name="P4" draw:layer="layout" svg:width="1.615cm" svg:height="0.645cm" svg:x="10.472cm" svg:y="11.915cm">
            <draw:text-box>
              <text:p text:style-name="P2"><text:span text:style-name="T2">slave</text:span></text:p>
            </draw:text-box>
          </draw:frame>
        </draw:g>
        <draw:custom-shape draw:style-name="gr24" draw:text-style-name="P6" xml:id="id11" draw:id="id11" draw:layer="layout" svg:width="4.41cm" svg:height="1.8cm" svg:x="10.079cm" svg:y="11.918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2.322cm" svg:height="0.887cm" svg:x="12.175cm" svg:y="12.767cm">
          <draw:text-box>
            <text:p text:style-name="P14"><text:span text:style-name="T6">jiné pracoviště</text:span></text:p>
            <text:p text:style-name="P14"><text:span text:style-name="T6">stejný systém</text:span></text:p>
          </draw:text-box>
        </draw:frame>
        <draw:g>
          <draw:g>
            <draw:custom-shape draw:style-name="gr54" draw:text-style-name="P1" draw:layer="layout" svg:width="1.008cm" svg:height="0.449cm" svg:x="6.164cm" svg:y="13.08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5" draw:text-style-name="P1" draw:layer="layout" svg:width="1.008cm" svg:height="0.215cm" svg:x="6.164cm" svg:y="13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1" draw:layer="layout" svg:width="1.008cm" svg:height="0.451cm" svg:x="6.164cm" svg:y="12.79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7" draw:text-style-name="P1" draw:layer="layout" svg:width="1.008cm" svg:height="0.215cm" svg:x="6.164cm" svg:y="12.8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1.008cm" svg:height="0.449cm" svg:x="6.164cm" svg:y="12.50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9" draw:text-style-name="P1" draw:layer="layout" svg:width="1.008cm" svg:height="0.225cm" svg:x="6.164cm" svg:y="12.5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0" draw:text-style-name="P4" draw:layer="layout" svg:width="1.615cm" svg:height="0.645cm" svg:x="5.861cm" svg:y="11.935cm">
            <draw:text-box>
              <text:p text:style-name="P2"><text:span text:style-name="T2">slave</text:span></text:p>
            </draw:text-box>
          </draw:frame>
        </draw:g>
        <draw:custom-shape draw:style-name="gr24" draw:text-style-name="P6" xml:id="id13" draw:id="id13" draw:layer="layout" svg:width="4.41cm" svg:height="1.8cm" svg:x="5.368cm" svg:y="11.938cm">
          <text:p/>
          <draw:enhanced-geometry svg:viewBox="0 0 21600 21600" draw:type="rectangle" draw:enhanced-path="M 0 0 L 21600 0 21600 21600 0 21600 0 0 Z N"/>
        </draw:custom-shape>
        <draw:frame draw:style-name="gr61" draw:text-style-name="P15" draw:layer="layout" svg:width="2.767cm" svg:height="0.887cm" svg:x="7.164cm" svg:y="11.987cm">
          <draw:text-box>
            <text:p text:style-name="P14"><text:span text:style-name="T6">externí pracoviště</text:span></text:p>
            <text:p text:style-name="P14"><text:span text:style-name="T6">jiný systém</text:span></text:p>
          </draw:text-box>
        </draw:frame>
        <draw:frame draw:style-name="gr41" draw:text-style-name="P5" draw:layer="layout" svg:width="1.145cm" svg:height="0.569cm" svg:x="13.352cm" svg:y="11.9cm">
          <draw:text-box>
            <text:p><text:span text:style-name="T6">9199</text:span></text:p>
          </draw:text-box>
        </draw:frame>
        <draw:g>
          <draw:g>
            <draw:custom-shape draw:style-name="gr62" draw:text-style-name="P1" draw:layer="layout" svg:width="1.008cm" svg:height="0.449cm" svg:x="1.455cm" svg:y="13.083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3" draw:text-style-name="P1" draw:layer="layout" svg:width="1.008cm" svg:height="0.215cm" svg:x="1.455cm" svg:y="13.0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4" draw:text-style-name="P1" draw:layer="layout" svg:width="1.008cm" svg:height="0.451cm" svg:x="1.455cm" svg:y="12.7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5" draw:text-style-name="P1" draw:layer="layout" svg:width="1.008cm" svg:height="0.215cm" svg:x="1.455cm" svg:y="12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1.008cm" svg:height="0.449cm" svg:x="1.455cm" svg:y="12.49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7" draw:text-style-name="P1" draw:layer="layout" svg:width="1.008cm" svg:height="0.225cm" svg:x="1.455cm" svg:y="12.5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8" draw:text-style-name="P4" draw:layer="layout" svg:width="1.615cm" svg:height="0.645cm" svg:x="1.152cm" svg:y="11.929cm">
            <draw:text-box>
              <text:p text:style-name="P2"><text:span text:style-name="T2">master</text:span></text:p>
            </draw:text-box>
          </draw:frame>
        </draw:g>
        <draw:custom-shape draw:style-name="gr24" draw:text-style-name="P6" xml:id="id16" draw:id="id16" draw:layer="layout" svg:width="4.41cm" svg:height="1.8cm" svg:x="0.659cm" svg:y="11.932cm">
          <text:p/>
          <draw:enhanced-geometry svg:viewBox="0 0 21600 21600" draw:type="rectangle" draw:enhanced-path="M 0 0 L 21600 0 21600 21600 0 21600 0 0 Z N"/>
        </draw:custom-shape>
        <draw:frame draw:style-name="gr61" draw:text-style-name="P15" draw:layer="layout" svg:width="2.555cm" svg:height="0.887cm" svg:x="2.555cm" svg:y="11.981cm">
          <draw:text-box>
            <text:p text:style-name="P14"><text:span text:style-name="T6">data ze senzové </text:span></text:p>
            <text:p text:style-name="P14"><text:span text:style-name="T6">sítě Ekodata</text:span></text:p>
          </draw:text-box>
        </draw:frame>
        <draw:connector draw:style-name="gr69" draw:text-style-name="P6" draw:layer="layout" draw:type="curve" svg:x1="6.125cm" svg:y1="9.411cm" svg:x2="2.864cm" svg:y2="11.932cm" draw:start-shape="id15" draw:start-glue-point="2" draw:end-shape="id16" draw:end-glue-point="0" svg:d="m6125 9411c0 1891-3261 631-3261 2521" svg:viewBox="0 0 3262 2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replikace" draw:style="rect" draw:dots1="1" draw:dots1-length="0.21cm" draw:distance="0.2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16T19:02:45</dc:date>
    <dc:creator>Markét </dc:creator>
    <meta:editing-duration>P1DT16H11M50S</meta:editing-duration>
    <meta:editing-cycles>16</meta:editing-cycles>
    <meta:generator>LibreOffice/3.5$Linux_x86 LibreOffice_project/350m1$Build-2</meta:generator>
    <meta:document-statistic meta:object-count="98"/>
  </office:meta>
</office:document-meta>
</file>